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114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8.597cm"/>
    </style:style>
    <style:style style:name="co7" style:family="table-column">
      <style:table-column-properties fo:break-before="auto" style:column-width="37.816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ro6" style:family="table-row">
      <style:table-row-properties style:row-height="0.691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9" style:family="table-row">
      <style:table-row-properties style:row-height="0.64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Bitstream Charte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font-name="Liberation Sans" style:font-name-asian="Droid Sans" style:font-name-complex="FreeSans"/>
    </style:style>
    <style:style style:name="ce9" style:family="table-cell" style:parent-style-name="Default">
      <style:text-properties style:font-name="Bitstream Char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Bitstream Charter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Bitstream Charter" fo:font-size="12pt" style:font-size-asian="12pt" style:font-size-complex="12pt"/>
    </style:style>
    <style:style style:name="ce19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Bitstream Charter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6"/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Bitstream Charter" fo:font-size="14pt" style:font-size-asian="14pt" style:font-size-complex="14pt"/>
    </style:style>
    <style:style style:name="ce23" style:family="table-cell" style:parent-style-name="Default" style:data-style-name="N106">
      <style:table-cell-properties style:text-align-source="value-type" style:repeat-content="false"/>
      <style:paragraph-properties fo:margin-left="0cm"/>
      <style:text-properties style:font-name="Bitstream Charter" fo:font-size="14pt" style:font-size-asian="14pt" style:font-size-complex="14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Bitstream Charter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/>
    </style:style>
    <style:style style:name="ce27" style:family="table-cell" style:parent-style-name="Default">
      <style:text-properties style:font-name="Bitstream Charter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7" table:default-cell-style-name="ce9"/>
        <table:table-column table:style-name="co6" table:number-columns-repeated="1019" table:default-cell-style-name="ce9"/>
        <table:table-row table:style-name="ro2">
          <table:table-cell table:style-name="ce1" office:value-type="string">
            <text:p>PRODUCT NAME</text:p>
          </table:table-cell>
          <table:table-cell table:style-name="ce17" office:value-type="string">
            <text:p>PRICE</text:p>
          </table:table-cell>
          <table:table-cell table:style-name="ce17" office:value-type="string">
            <text:p>QUANTITY</text:p>
          </table:table-cell>
          <table:table-cell table:style-name="ce12" office:value-type="string">
            <text:p>POSITION</text:p>
          </table:table-cell>
          <table:table-cell table:style-name="ce17" office:value-type="string">
            <text:p>SOURCE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ccess Point Cisco Aironet 2702E-E-K9 (AIR-CAP2702E-E-K9)</text:p>
          </table:table-cell>
          <table:table-cell table:style-name="ce18" office:value-type="currency" office:currency="EUR" office:value="784.46">
            <text:p>€ 784,46</text:p>
          </table:table-cell>
          <table:table-cell table:style-name="ce24" office:value-type="float" office:value="30">
            <text:p>30</text:p>
          </table:table-cell>
          <table:table-cell table:style-name="ce10" office:value-type="string">
            <text:p>old and new building</text:p>
          </table:table-cell>
          <table:table-cell table:style-name="ce10" office:value-type="string">
            <text:p>http://www.bechtle.it/shop/BD_IT-it/Access+Point+Cisco+Aironet+2702E-E-K9_898172-02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Cisco Aironet 1532E (outdoor)</text:p>
          </table:table-cell>
          <table:table-cell table:style-name="ce19" office:value-type="currency" office:currency="EUR" office:value="1196.87">
            <text:p>€ 1.196,87</text:p>
          </table:table-cell>
          <table:table-cell table:style-name="ce24" office:value-type="float" office:value="2">
            <text:p>2</text:p>
          </table:table-cell>
          <table:table-cell table:style-name="ce10" office:value-type="string">
            <text:p>new building</text:p>
          </table:table-cell>
          <table:table-cell table:style-name="ce10" office:value-type="string">
            <text:p>http://www.directdial.com/AIR-CAP1532E-A-K9.html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2">
          <table:table-cell table:style-name="ce3" office:value-type="string">
            <text:p>Cisco 3945E Integrated Services Router</text:p>
          </table:table-cell>
          <table:table-cell table:style-name="ce18" office:value-type="currency" office:currency="EUR" office:value="7428.14">
            <text:p>€ 7.428,14</text:p>
          </table:table-cell>
          <table:table-cell table:style-name="ce24" office:value-type="float" office:value="1">
            <text:p>1</text:p>
          </table:table-cell>
          <table:table-cell table:style-name="ce10" office:value-type="string">
            <text:p>centro stella</text:p>
          </table:table-cell>
          <table:table-cell table:style-name="ce10" office:value-type="string">
            <text:p>http://www.amazon.com/Cisco-3945E-Integrated-Services-Router/dp/B003XVP9CM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4" office:value-type="string">
            <text:p>APC Smart-UPS RT 20kVA RM 230V</text:p>
          </table:table-cell>
          <table:table-cell table:style-name="ce18" office:value-type="currency" office:currency="EUR" office:value="0">
            <text:p>€ 0,00</text:p>
          </table:table-cell>
          <table:table-cell table:style-name="ce24" office:value-type="float" office:value="0">
            <text:p>0</text:p>
          </table:table-cell>
          <table:table-cell table:style-name="ce10" office:value-type="string">
            <text:p>centro stella</text:p>
          </table:table-cell>
          <table:table-cell table:style-name="ce10" office:value-type="string">
            <text:p>http://www.apc.com/products/resource/include/techspec_index.cfm?base_sku=SURT20KRMXLI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Fibra ottica bobina di fibra multimodale 62.5/125 esterno 300 m</text:p>
          </table:table-cell>
          <table:table-cell table:style-name="ce18" office:value-type="currency" office:currency="EUR" office:value="370">
            <text:p>€ 370,00</text:p>
          </table:table-cell>
          <table:table-cell table:style-name="ce24" office:value-type="float" office:value="4">
            <text:p>4</text:p>
          </table:table-cell>
          <table:table-cell table:style-name="ce10" office:value-type="string">
            <text:p>switch centro stella → switch di piano</text:p>
          </table:table-cell>
          <table:table-cell table:style-name="ce10" office:value-type="string">
            <text:p>http://www.cablematic.it/prodotto/Fibra-ottica-bobina-di-fibra-multimodale-62_dot_5_slash_125-esterno-2-300-m/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Sharp AEX12PHR Climatizzatore Monosplit Hi-Wall, 3.5 kW </text:p>
          </table:table-cell>
          <table:table-cell table:style-name="ce19" office:value-type="currency" office:currency="EUR" office:value="2000">
            <text:p>€ 2.000,00</text:p>
          </table:table-cell>
          <table:table-cell table:style-name="ce24" office:value-type="float" office:value="1">
            <text:p>1</text:p>
          </table:table-cell>
          <table:table-cell table:style-name="ce10" office:value-type="string">
            <text:p>centro stella (anche switch di piano?)</text:p>
          </table:table-cell>
          <table:table-cell table:style-name="ce10" office:value-type="string">
            <text:p>http://www.amazon.it/Sharp-AEX12PHR-Climatizzatore-Plasmacluster-AYXPC12PHR/dp/B004BBCZY8/ref=sr_1_4?s=kitchen&amp;ie=UTF8&amp;qid=1425380046&amp;sr=1-4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HP J4904A 48-Port ProCurve Switch</text:p>
          </table:table-cell>
          <table:table-cell table:style-name="ce18" office:value-type="currency" office:currency="EUR" office:value="815.28">
            <text:p>€ 815,28</text:p>
          </table:table-cell>
          <table:table-cell table:style-name="ce24" office:value-type="float" office:value="13">
            <text:p>13</text:p>
          </table:table-cell>
          <table:table-cell table:style-name="ce10" office:value-type="string">
            <text:p>switch locali (uffici,laboratori, etc...)</text:p>
          </table:table-cell>
          <table:table-cell table:style-name="ce10" office:value-type="string">
            <text:p>http://www.amazon.com/HP-J4904A-48-Port-ProCurve-Switch/dp/B0000DJEIV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Cisco - WS-C4500X-32SFP+ - Cisco Catalyst 4500-X - Switch - 32 x 10 Gigabit SFP+ - rack-mountable</text:p>
          </table:table-cell>
          <table:table-cell table:style-name="ce18" office:value-type="currency" office:currency="EUR" office:value="7871.09">
            <text:p>€ 7.871,09</text:p>
          </table:table-cell>
          <table:table-cell table:style-name="ce24" office:value-type="float" office:value="1">
            <text:p>1</text:p>
          </table:table-cell>
          <table:table-cell table:style-name="ce10" office:value-type="string">
            <text:p>switch centro stella</text:p>
          </table:table-cell>
          <table:table-cell table:style-name="ce10" office:value-type="string">
            <text:p>http://www.amazon.com/Cisco-WS-C4500X-32SFP-Catalyst-Gigabit-rack-mountable/dp/B00A4SX7DA/ref=sr_1_1?ie=UTF8&amp;qid=1425561759&amp;sr=8-1&amp;keywords=cisco+catalyst+4500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5" office:value-type="string">
            <text:p>APC Netshelter 44U Open Frame Rack 4POST Square Holes</text:p>
          </table:table-cell>
          <table:table-cell table:style-name="ce18" office:value-type="currency" office:currency="EUR" office:value="383.84">
            <text:p>€ 383,84</text:p>
          </table:table-cell>
          <table:table-cell table:style-name="ce24" office:value-type="float" office:value="1">
            <text:p>1</text:p>
          </table:table-cell>
          <table:table-cell table:style-name="ce10" office:value-type="string">
            <text:p>rack per centro stella</text:p>
          </table:table-cell>
          <table:table-cell table:style-name="ce10" office:value-type="string">
            <text:p><text:a xlink:href="http://www.amazon/">http://www.amazon</text:a>.com/Netshelter-Frame-4POST-Square-Holes/dp/B002X8Y7YM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Tripp Lite SRW12US 12U Wall Mount Rack Enclosure Server Cabinet Door/Sides, Hinged</text:p>
          </table:table-cell>
          <table:table-cell table:style-name="ce18" office:value-type="currency" office:currency="EUR" office:value="280.81">
            <text:p>€ 280,81</text:p>
          </table:table-cell>
          <table:table-cell table:style-name="ce24" table:formula="of:=[.C8]+[.C12]" office:value-type="float" office:value="19">
            <text:p>19</text:p>
          </table:table-cell>
          <table:table-cell table:style-name="ce10" office:value-type="string">
            <text:p>cabinet per switch di piano e switch locali</text:p>
          </table:table-cell>
          <table:table-cell table:style-name="ce10" office:value-type="string">
            <text:p><text:a xlink:href="http://www.amazon.com/Tripp-Lite-SRW12USG-Enclosure-Plexiglas/dp/B003LD1U8Y/ref=sr_1_3?s=electronics&amp;ie=UTF8&amp;qid=1425567934&amp;sr=1-3&amp;keywords=rack+cabinet">http://www.amazon.com/Tripp-Lite-SRW12USG-Enclosure-Plexiglas/dp/B003LD1U8Y/ref=sr_1_3?s=electronics&amp;ie=UTF8&amp;qid=1425567934&amp;sr=1-3&amp;keywords=rack+cabinet</text:a>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3">
          <table:table-cell table:style-name="ce2" office:value-type="string">
            <text:p>Cisco - WS-C3850-48U-S - Cisco 3850-48U Layer 3 Switch - 48 Ports - Manageable</text:p>
          </table:table-cell>
          <table:table-cell table:style-name="ce19" office:value-type="currency" office:currency="EUR" office:value="6370">
            <text:p>€ 6.370,00</text:p>
          </table:table-cell>
          <table:table-cell table:style-name="ce24" office:value-type="float" office:value="6">
            <text:p>6</text:p>
          </table:table-cell>
          <table:table-cell table:style-name="ce10" office:value-type="string">
            <text:p>switch di piano</text:p>
          </table:table-cell>
          <table:table-cell table:style-name="ce10" office:value-type="string">
            <text:p>http://www.amazon.com/Cisco-WS-C3850-48U-S-Manageable-1000Base-T-Rack-mountable/dp/B00GHU60M4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4">
          <table:table-cell table:style-name="ce6" office:value-type="string">
            <text:p>ETH ports Fruits</text:p>
          </table:table-cell>
          <table:table-cell table:style-name="ce18" office:value-type="currency" office:currency="EUR" office:value="2.5">
            <text:p>€ 2,50</text:p>
          </table:table-cell>
          <table:table-cell table:style-name="ce24" office:value-type="float" office:value="212">
            <text:p>212</text:p>
          </table:table-cell>
          <table:table-cell table:style-name="ce10" office:value-type="string">
            <text:p>1 SOCKET = 2 LINK</text:p>
          </table:table-cell>
          <table:table-cell table:style-name="ce10" table:number-columns-repeated="91"/>
          <table:table-cell table:style-name="ce27" table:number-columns-repeated="929"/>
        </table:table-row>
        <table:table-row table:style-name="ro4">
          <table:table-cell table:style-name="ce6" office:value-type="string">
            <text:p>Matassa rame 304mt</text:p>
          </table:table-cell>
          <table:table-cell table:style-name="ce18" office:value-type="currency" office:currency="EUR" office:value="230.75">
            <text:p>€ 230,75</text:p>
          </table:table-cell>
          <table:table-cell table:style-name="ce24" office:value-type="float" office:value="38">
            <text:p>38</text:p>
          </table:table-cell>
          <table:table-cell table:style-name="ce10" table:number-columns-repeated="92"/>
          <table:table-cell table:style-name="ce27" table:number-columns-repeated="929"/>
        </table:table-row>
        <table:table-row table:style-name="ro4">
          <table:table-cell table:style-name="ce5" office:value-type="string">
            <text:p>teste cavo cat 6a (50 pz)</text:p>
          </table:table-cell>
          <table:table-cell table:style-name="ce18" office:value-type="currency" office:currency="EUR" office:value="36.91">
            <text:p>€ 36,91</text:p>
          </table:table-cell>
          <table:table-cell table:style-name="ce24" office:value-type="float" office:value="17">
            <text:p>17</text:p>
          </table:table-cell>
          <table:table-cell table:style-name="ce10" table:number-columns-repeated="92"/>
          <table:table-cell table:style-name="ce27" table:number-columns-repeated="929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table:style-name="Default"/>
          <table:table-cell table:style-name="Default" table:formula="of:=[.B2]*[.C2]" office:value-type="currency" office:currency="EUR" office:value="23533.8">
            <text:p>€ 23.533,8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3]*[.C3]" office:value-type="currency" office:currency="EUR" office:value="2393.74">
            <text:p>€ 2.393,74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4]*[.C4]" office:value-type="currency" office:currency="EUR" office:value="7428.14">
            <text:p>€ 7.428,14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5]*[.C5]" office:value-type="currency" office:currency="EUR" office:value="0">
            <text:p>€ 0,0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6]*[.C6]" office:value-type="currency" office:currency="EUR" office:value="1480">
            <text:p>€ 1.480,0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7]*[.C7]" office:value-type="currency" office:currency="EUR" office:value="2000">
            <text:p>€ 2.000,0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8]*[.C8]" office:value-type="currency" office:currency="EUR" office:value="10598.64">
            <text:p>€ 10.598,64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9]*[.C9]" office:value-type="currency" office:currency="EUR" office:value="7871.09">
            <text:p>€ 7.871,09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0]*[.C10]" office:value-type="currency" office:currency="EUR" office:value="383.84">
            <text:p>€ 383,84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1]*[.C11]" office:value-type="currency" office:currency="EUR" office:value="5335.39">
            <text:p>€ 5.335,39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2]*[.C12]" office:value-type="currency" office:currency="EUR" office:value="38220">
            <text:p>€ 38.220,0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3]*[.C13]" office:value-type="currency" office:currency="EUR" office:value="530">
            <text:p>€ 530,0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4]*[.C14]" office:value-type="currency" office:currency="EUR" office:value="8768.5">
            <text:p>€ 8.768,50</text:p>
          </table:table-cell>
          <table:table-cell table:style-name="Default" table:number-columns-repeated="1022"/>
        </table:table-row>
        <table:table-row table:style-name="ro5">
          <table:table-cell table:style-name="Default"/>
          <table:table-cell table:style-name="Default" table:formula="of:=[.B15]*[.C15]" office:value-type="currency" office:currency="EUR" office:value="627.47">
            <text:p>€ 627,47</text:p>
          </table:table-cell>
          <table:table-cell table:style-name="Default" table:number-columns-repeated="1022"/>
        </table:table-row>
        <table:table-row table:style-name="ro5">
          <table:table-cell table:style-name="ce7" office:value-type="string">
            <text:p>MANODOPERA</text:p>
          </table:table-cell>
          <table:table-cell table:style-name="ce20" office:value-type="currency" office:currency="EUR" office:value="30000">
            <text:p>€ 30.000,00</text:p>
          </table:table-cell>
          <table:table-cell table:style-name="Default" table:number-columns-repeated="1022"/>
        </table:table-row>
        <table:table-row table:style-name="ro5">
          <table:table-cell table:style-name="ce7" office:value-type="string">
            <text:p>materiali vari</text:p>
          </table:table-cell>
          <table:table-cell table:style-name="ce20" office:value-type="currency" office:currency="EUR" office:value="10000">
            <text:p>€ 10.000,00</text:p>
          </table:table-cell>
          <table:table-cell table:style-name="Default" table:number-columns-repeated="1022"/>
        </table:table-row>
        <table:table-row table:style-name="ro5">
          <table:table-cell table:style-name="ce7" office:value-type="string">
            <text:p>TOTALE SENZA SCONTO</text:p>
          </table:table-cell>
          <table:table-cell table:style-name="Default" table:formula="of:=SUM([.B18:.B33])" office:value-type="currency" office:currency="EUR" office:value="149170.61">
            <text:p>€ 149.170,61</text:p>
          </table:table-cell>
          <table:table-cell table:style-name="Default" office:value-type="string">
            <text:p>TOTALE CON SCONTO:</text:p>
          </table:table-cell>
          <table:table-cell table:style-name="ce25" table:formula="of:=[.B34]*55/100" office:value-type="currency" office:currency="EUR" office:value="82043.8355">
            <text:p>€ 82.043,84</text:p>
          </table:table-cell>
          <table:table-cell table:style-name="Default"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Default" office:value-type="float" office:value="2500">
            <text:p>2500</text:p>
          </table:table-cell>
          <table:table-cell table:style-name="ce21" office:value-type="string">
            <text:p>COSTO FRUTTI</text:p>
          </table:table-cell>
          <table:table-cell table:style-name="Default" table:number-columns-repeated="1022"/>
        </table:table-row>
        <table:table-row table:style-name="ro5">
          <table:table-cell table:style-name="ce8" table:formula="of:=12500*2" office:value-type="float" office:value="25000">
            <text:p>25000</text:p>
          </table:table-cell>
          <table:table-cell table:style-name="Default" office:value-type="string">
            <text:p>MANODOPERA POSA CAVI (</text:p>
          </table:table-cell>
          <table:table-cell table:style-name="Default" table:number-columns-repeated="1022"/>
        </table:table-row>
        <table:table-row table:style-name="ro5">
          <table:table-cell table:style-name="Default" table:formula="of:=[.A36]+[.A37]" office:value-type="float" office:value="27500">
            <text:p>27500</text:p>
          </table:table-cell>
          <table:table-cell table:style-name="Default" table:number-columns-repeated="1023"/>
        </table:table-row>
        <table:table-row table:style-name="ro4">
          <table:table-cell table:style-name="ce9" table:number-columns-repeated="4"/>
          <table:table-cell/>
          <table:table-cell table:style-name="ce10" table:number-columns-repeated="90"/>
          <table:table-cell table:style-name="ce27" table:number-columns-repeated="929"/>
        </table:table-row>
        <table:table-row table:style-name="ro4" table:number-rows-repeated="2">
          <table:table-cell table:style-name="ce10"/>
          <table:table-cell table:style-name="ce18"/>
          <table:table-cell table:style-name="ce24"/>
          <table:table-cell table:style-name="ce10" table:number-columns-repeated="92"/>
          <table:table-cell table:style-name="ce27" table:number-columns-repeated="929"/>
        </table:table-row>
        <table:table-row table:style-name="ro4">
          <table:table-cell table:style-name="ce10" office:value-type="string">
            <text:p>rack mountable supports per hp procurve</text:p>
          </table:table-cell>
          <table:table-cell table:style-name="ce18"/>
          <table:table-cell table:style-name="ce24"/>
          <table:table-cell table:style-name="ce10" table:number-columns-repeated="92"/>
          <table:table-cell table:style-name="ce27" table:number-columns-repeated="929"/>
        </table:table-row>
        <table:table-row table:style-name="ro4">
          <table:table-cell table:style-name="ce10" office:value-type="string">
            <text:p>?accessori per switch centro stella ↔ switch di piano in modo che possano comunicare in fibra e tutto ridondato?</text:p>
          </table:table-cell>
          <table:table-cell table:style-name="ce18"/>
          <table:table-cell table:style-name="ce24"/>
          <table:table-cell table:style-name="ce10" table:number-columns-repeated="92"/>
          <table:table-cell table:style-name="ce27" table:number-columns-repeated="929"/>
        </table:table-row>
        <table:table-row table:style-name="ro6">
          <table:table-cell table:style-name="ce11" office:value-type="string">
            <text:p>cavi cat6a per switch di piano ↔ switch locali e per tutti i collegamenti in rame</text:p>
          </table:table-cell>
          <table:table-cell table:style-name="ce18" office:value-type="currency" office:currency="EUR" office:value="230.75">
            <text:p>€ 230,75</text:p>
          </table:table-cell>
          <table:table-cell table:style-name="ce24" office:value-type="float" office:value="304">
            <text:p>304</text:p>
          </table:table-cell>
          <table:table-cell table:style-name="ce10" office:value-type="string">
            <text:p>metri</text:p>
          </table:table-cell>
          <table:table-cell table:style-name="ce10" office:value-type="string">
            <text:p><text:a xlink:href="http://www.amazon.com/Cable-Matters-In-Wall-Shielded-Ethernet/dp/B004KPGQ04">http://www.amazon.com/Cable-Matters-In-Wall-Shielded-Ethernet/dp/B004KPGQ04</text:a>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7">
          <table:table-cell table:style-name="ce11" office:value-type="string">
            <text:p>teste cavo cat 6<text:span text:style-name="T1">a</text:span></text:p>
          </table:table-cell>
          <table:table-cell table:style-name="ce18" office:value-type="currency" office:currency="EUR" office:value="36.91">
            <text:p>€ 36,91</text:p>
          </table:table-cell>
          <table:table-cell table:style-name="ce24" table:formula="of:=[.C13]*4" office:value-type="float" office:value="848">
            <text:p>848</text:p>
          </table:table-cell>
          <table:table-cell table:style-name="ce10" office:value-type="string">
            <text:p>quantità</text:p>
          </table:table-cell>
          <table:table-cell table:style-name="ce10" office:value-type="string">
            <text:p><text:a xlink:href="http://www.amazon.com/Cable-Matters-Cat6a-Modular-Plugs/dp/B00E4OCOUW/ref=pd_bxgy_pc_text_z">http://www.amazon.com/Cable-Matters-Cat6a-Modular-Plugs/dp/B00E4OCOUW/ref=pd_bxgy_pc_text_z</text:a>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4">
          <table:table-cell table:style-name="ce10" office:value-type="string">
            <text:p>aggiungere porte switch main 1°piano old building</text:p>
          </table:table-cell>
          <table:table-cell table:style-name="ce18"/>
          <table:table-cell table:style-name="ce24"/>
          <table:table-cell table:style-name="ce10" table:number-columns-repeated="92"/>
          <table:table-cell table:style-name="ce27" table:number-columns-repeated="929"/>
        </table:table-row>
        <table:table-row table:style-name="ro4">
          <table:table-cell table:style-name="ce12" office:value-type="string">
            <text:p>Canalette</text:p>
          </table:table-cell>
          <table:table-cell table:style-name="ce18"/>
          <table:table-cell table:style-name="ce24"/>
          <table:table-cell table:style-name="ce10" table:number-columns-repeated="92"/>
          <table:table-cell table:style-name="ce27" table:number-columns-repeated="929"/>
        </table:table-row>
        <table:table-row table:style-name="ro4">
          <table:table-cell table:style-name="ce12" office:value-type="string">
            <text:p>2 ETH per ogni ufficio</text:p>
          </table:table-cell>
          <table:table-cell table:style-name="ce10" table:number-columns-repeated="94"/>
          <table:table-cell table:style-name="ce27" table:number-columns-repeated="929"/>
        </table:table-row>
        <table:table-row table:style-name="ro4">
          <table:table-cell table:style-name="ce12" office:value-type="string">
            <text:p>access point esterni</text:p>
          </table:table-cell>
          <table:table-cell table:style-name="ce10"/>
          <table:table-cell table:style-name="ce10" office:value-type="string">
            <text:p>m</text:p>
          </table:table-cell>
          <table:table-cell table:style-name="ce10" table:number-columns-repeated="92"/>
          <table:table-cell table:style-name="ce27" table:number-columns-repeated="929"/>
        </table:table-row>
        <table:table-row table:style-name="ro9">
          <table:table-cell table:style-name="ce13" office:value-type="string">
            <text:p>FIBRA OLD BUILDING</text:p>
          </table:table-cell>
          <table:table-cell table:style-name="ce22" office:value-type="currency" office:currency="EUR" office:value="1">
            <text:p>€ 1,00</text:p>
          </table:table-cell>
          <table:table-cell table:style-name="ce13" office:value-type="float" office:value="355">
            <text:p>355</text:p>
          </table:table-cell>
          <table:table-cell table:style-name="ce10" table:number-columns-repeated="92"/>
          <table:table-cell table:style-name="ce27" table:number-columns-repeated="929"/>
        </table:table-row>
        <table:table-row table:style-name="ro9">
          <table:table-cell table:style-name="ce13" office:value-type="string">
            <text:p>FIBRA NEW BUILDING</text:p>
          </table:table-cell>
          <table:table-cell table:style-name="ce13"/>
          <table:table-cell table:style-name="ce13" office:value-type="float" office:value="120">
            <text:p>120</text:p>
          </table:table-cell>
          <table:table-cell table:style-name="ce9"/>
          <table:table-cell/>
          <table:table-cell table:style-name="ce10" table:number-columns-repeated="90"/>
          <table:table-cell table:style-name="ce27" table:number-columns-repeated="929"/>
        </table:table-row>
        <table:table-row table:style-name="ro9">
          <table:table-cell table:style-name="ce13" office:value-type="string">
            <text:p>RAME PT OLD BUILDING</text:p>
          </table:table-cell>
          <table:table-cell table:style-name="ce22"/>
          <table:table-cell table:style-name="ce13" office:value-type="float" office:value="1475">
            <text:p>1475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RAME P1 OLD BUILDING</text:p>
          </table:table-cell>
          <table:table-cell table:style-name="ce13"/>
          <table:table-cell table:style-name="ce13" office:value-type="float" office:value="745">
            <text:p>745</text:p>
          </table:table-cell>
          <table:table-cell table:style-name="ce13" table:formula="of:=SUM([.C52:.C58])" office:value-type="float" office:value="10978">
            <text:p>10978</text:p>
          </table:table-cell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RAME P2 OLD BUILDING</text:p>
          </table:table-cell>
          <table:table-cell table:style-name="ce13"/>
          <table:table-cell table:style-name="ce13" office:value-type="float" office:value="1170">
            <text:p>1170</text:p>
          </table:table-cell>
          <table:table-cell table:style-name="ce13" table:formula="of:=[.D53]/300" office:value-type="float" office:value="36.5933333333333">
            <text:p>36,5933333333</text:p>
          </table:table-cell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4" office:value-type="string">
            <text:p>RAME PT NEW BUILDING</text:p>
          </table:table-cell>
          <table:table-cell table:style-name="ce9"/>
          <table:table-cell table:style-name="ce13" office:value-type="float" office:value="3162">
            <text:p>3162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4" office:value-type="string">
            <text:p>RAME PA NEW BUILDING</text:p>
          </table:table-cell>
          <table:table-cell table:style-name="ce9"/>
          <table:table-cell table:style-name="ce13" office:value-type="float" office:value="1329">
            <text:p>1329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RAME P1 NEW BUILDING</text:p>
          </table:table-cell>
          <table:table-cell table:style-name="ce13"/>
          <table:table-cell table:style-name="ce13" office:value-type="float" office:value="2290">
            <text:p>2290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RAME P2 NEW BUILDING</text:p>
          </table:table-cell>
          <table:table-cell table:style-name="ce13"/>
          <table:table-cell table:style-name="ce13" office:value-type="float" office:value="807">
            <text:p>807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TOTAL FIBER</text:p>
          </table:table-cell>
          <table:table-cell table:style-name="ce13"/>
          <table:table-cell table:style-name="ce22" table:formula="of:=(ROUNDUP(SUM([.C50];[.C51]))*[.B50])" office:value-type="currency" office:currency="EUR" office:value="475">
            <text:p>€ 475,00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TOTAL COPPER</text:p>
          </table:table-cell>
          <table:table-cell table:style-name="ce13"/>
          <table:table-cell table:style-name="ce22" table:formula="of:=(ROUNDUP(SUM([.C52:.C58])/[.C44]))*[.B44]" office:value-type="currency" office:currency="EUR" office:value="8537.75">
            <text:p>€ 8.537,75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table:number-columns-repeated="4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TOTAL</text:p>
          </table:table-cell>
          <table:table-cell table:style-name="ce9"/>
          <table:table-cell table:style-name="ce22" table:formula="of:=SUM([.C59];[.C60])" office:value-type="currency" office:currency="EUR" office:value="9012.75">
            <text:p>€ 9.012,75</text:p>
          </table:table-cell>
          <table:table-cell table:style-name="ce13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9" table:number-columns-repeated="2"/>
          <table:table-cell table:style-name="ce13" table:number-columns-repeated="2"/>
          <table:table-cell table:style-name="ce26" table:number-columns-repeated="91"/>
          <table:table-cell table:number-columns-repeated="929"/>
        </table:table-row>
        <table:table-row table:style-name="ro9" table:number-rows-repeated="3">
          <table:table-cell table:style-name="ce13" table:number-columns-repeated="4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TOTALS</text:p>
          </table:table-cell>
          <table:table-cell table:style-name="ce23" table:formula="of:=PRODUCT([.B2];[.C2])+PRODUCT([.B3];[.C3])+PRODUCT([.B4];[.C4])+PRODUCT([.B5];[.C5])+PRODUCT([.B6];[.C6])+PRODUCT([.B7];[.C7])+PRODUCT([.B8];[.C8])+PRODUCT([.B9];[.C9])+PRODUCT([.B10];[.C10])+PRODUCT([.B11];[.C11])+PRODUCT([.B12];[.C12])" office:value-type="currency" office:currency="EUR" office:value="99244.64">
            <text:p>€ 99.244,64</text:p>
          </table:table-cell>
          <table:table-cell table:style-name="ce13" table:number-columns-repeated="2"/>
          <table:table-cell table:style-name="ce26" table:number-columns-repeated="91"/>
          <table:table-cell table:number-columns-repeated="929"/>
        </table:table-row>
        <table:table-row table:style-name="ro9">
          <table:table-cell table:style-name="ce13" office:value-type="string">
            <text:p>45 % reduction on each product</text:p>
          </table:table-cell>
          <table:table-cell table:style-name="ce22" table:formula="of:=PRODUCT([.B67];0.55)" office:value-type="currency" office:currency="EUR" office:value="54584.552">
            <text:p>€ 54.584,55</text:p>
          </table:table-cell>
          <table:table-cell table:style-name="ce13" table:number-columns-repeated="2"/>
          <table:table-cell table:style-name="ce26" table:number-columns-repeated="91"/>
          <table:table-cell table:number-columns-repeated="929"/>
        </table:table-row>
        <table:table-row table:style-name="ro9" table:number-rows-repeated="30">
          <table:table-cell table:style-name="ce13" table:number-columns-repeated="4"/>
          <table:table-cell table:style-name="ce26" table:number-columns-repeated="91"/>
          <table:table-cell table:number-columns-repeated="929"/>
        </table:table-row>
        <table:table-row table:style-name="ro10">
          <table:table-cell table:style-name="ce15" office:value-type="string">
            <text:p>Cisco - WS-C3850-24U-S - Cisco Catalyst WS-C3850-24U Layer 3 Switch - 24 Ports - Manageable - Stack Port - 10/100/1000Base-T - Rack-mountable</text:p>
          </table:table-cell>
          <table:table-cell table:style-name="ce19" office:value-type="currency" office:currency="EUR" office:value="3470.75">
            <text:p>€ 3.470,75</text:p>
          </table:table-cell>
          <table:table-cell table:style-name="ce24" office:value-type="float" office:value="6">
            <text:p>6</text:p>
          </table:table-cell>
          <table:table-cell table:style-name="ce10" office:value-type="string">
            <text:p>switch di piano</text:p>
          </table:table-cell>
          <table:table-cell table:style-name="ce10" office:value-type="string">
            <text:p><text:a xlink:href="http://www.amazon.com/Cisco-WS-C3850-24U-S-WS-C3850-24U-Manageable-Rack-mountable/dp/B00J0MKH2U">http://www.amazon.com/Cisco-WS-C3850-24U-S-WS-C3850-24U-Manageable-Rack-mountable/dp/B00J0MKH2U</text:a></text:p>
          </table:table-cell>
          <table:table-cell table:style-name="ce10" table:number-columns-repeated="90"/>
          <table:table-cell table:style-name="ce27" table:number-columns-repeated="929"/>
        </table:table-row>
        <table:table-row table:style-name="ro9" table:number-rows-repeated="211">
          <table:table-cell table:style-name="ce13" table:number-columns-repeated="4"/>
          <table:table-cell table:style-name="ce26" table:number-columns-repeated="91"/>
          <table:table-cell table:number-columns-repeated="929"/>
        </table:table-row>
        <table:table-row table:style-name="ro9" table:number-rows-repeated="10482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lessio </meta:initial-creator>
    <meta:creation-date>2015-03-03T10:46:03</meta:creation-date>
    <dc:date>2015-03-09T18:20:37</dc:date>
    <meta:editing-duration>PT14H35M24S</meta:editing-duration>
    <meta:editing-cycles>56</meta:editing-cycles>
    <meta:generator>LibreOffice/3.5$Linux_X86_64 LibreOffice_project/350m1$Build-2</meta:generator>
    <meta:document-statistic meta:table-count="3" meta:cell-count="150" meta:object-count="0"/>
  </office:meta>
</office:document-meta>
</file>